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41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49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6208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Standard" style:family="paragraph">
      <style:text-properties style:font-name="Calibri" fo:color="#000000" fo:font-size="26pt" style:font-size-asian="26pt"/>
    </style:style>
    <style:style style:name="P89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0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1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2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T9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4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TableContents"/>
            <text:p text:style-name="TableContents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TableContents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TableContents">Práctica no.9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TableContents">Reyes Alonso Katherine</text:p>
          </table:table-cell>
        </table:table-row>
        <table:table-row table:style-name="TableRow63">
          <table:table-cell table:style-name="TableCell64">
            <text:p text:style-name="P65"/>
            <text:p text:style-name="P66">Semestre:</text:p>
          </table:table-cell>
          <table:table-cell table:style-name="TableCell67">
            <text:p text:style-name="P68"/>
            <text:p text:style-name="TableContents">1</text:p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Fecha de entrega:</text:span></text:p>
          </table:table-cell>
          <table:table-cell table:style-name="TableCell74">
            <text:p text:style-name="P75"/>
            <text:p text:style-name="TableContents">21/10/2017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Observaciones:</text:span></text:p>
          </table:table-cell>
          <table:table-cell table:style-name="TableCell81">
            <text:p text:style-name="P82"/>
            <text:p text:style-name="Normal"/>
            <text:p text:style-name="Normal">Se realizó la Práctica 9 “Estructuras de repetición”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Standard"/>
      <text:p text:style-name="Standard"/>
      <text:p text:style-name="P8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89">“REPORTE DE LA PRACTICA 9”</text:p>
      <text:p text:style-name="P90">Guía práctica de estudio 09:</text:p>
      <text:p text:style-name="P91">Estructuras de repetición</text:p>
      <text:p text:style-name="P92"/>
      <text:p text:style-name="Standard"><text:span text:style-name="T93">Objetivo:</text:span></text:p>
      <text:p text:style-name="P94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0-21T22:12:00Z</dc:date>
    <meta:template xlink:href="Normal" xlink:type="simple"/>
    <meta:editing-cycles>2</meta:editing-cycles>
    <meta:editing-duration>PT3000S</meta:editing-duration>
    <meta:document-statistic meta:page-count="1" meta:paragraph-count="1" meta:word-count="87" meta:character-count="567" meta:row-count="4" meta:non-whitespace-character-count="481"/>
  </office:meta>
</office:document-meta>
</file>